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A0000016C87ADAD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4cm" svg:height="9.631cm" svg:x="6.852cm" svg:y="9.154cm">
          <draw:image xlink:href="Pictures/100000010000012A0000016C87ADAD3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"/>
    <meta:generator>LibreOffice/25.2.7.2$Windows_X86_64 LibreOffice_project/5cbfd1ab6520636bb5f7b99185aa69bd7456825d</meta:generator>
  </office:meta>
</office:document-meta>
</file>